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antham_distance_matrix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98" calcext:value-type="float">
            <text:p>198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float" office:value="107" calcext:value-type="float">
            <text:p>107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69" calcext:value-type="float">
            <text:p>16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95" calcext:value-type="float">
            <text:p>19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92" calcext:value-type="float">
            <text:p>192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97" calcext:value-type="float">
            <text:p>97</text:p>
          </table:table-cell>
          <table:table-cell office:value-type="float" office:value="152" calcext:value-type="float">
            <text:p>152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142" calcext:value-type="float">
            <text:p>142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155" calcext:value-type="float">
            <text:p>155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158" calcext:value-type="float">
            <text:p>158</text:p>
          </table:table-cell>
          <table:table-cell office:value-type="float" office:value="102" calcext:value-type="float">
            <text:p>102</text:p>
          </table:table-cell>
          <table:table-cell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44" calcext:value-type="float">
            <text:p>144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202" calcext:value-type="float">
            <text:p>202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202" calcext:value-type="float">
            <text:p>202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72" calcext:value-type="float">
            <text:p>172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96" calcext:value-type="float">
            <text:p>196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42" calcext:value-type="float">
            <text:p>142</text:p>
          </table:table-cell>
          <table:table-cell office:value-type="float" office:value="95" calcext:value-type="float">
            <text:p>95</text:p>
          </table:table-cell>
          <table:table-cell office:value-type="float" office:value="160" calcext:value-type="float">
            <text:p>16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177" calcext:value-type="float">
            <text:p>177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181" calcext:value-type="float">
            <text:p>181</text:p>
          </table:table-cell>
          <table:table-cell office:value-type="float" office:value="152" calcext:value-type="float">
            <text:p>15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4T00:40:53.574268461</dc:date>
    <meta:editing-duration>PT4M20S</meta:editing-duration>
    <meta:editing-cycles>1</meta:editing-cycles>
    <meta:document-statistic meta:table-count="1" meta:cell-count="440" meta:object-count="0"/>
    <meta:generator>LibreOffice/7.1.7.2$Linux_X86_64 LibreOffice_project/10$Build-2</meta:generator>
  </office:meta>
</office:document-meta>
</file>